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207" officeooo:paragraph-rsid="00019207"/>
    </style:style>
    <style:style style:name="P2" style:family="paragraph" style:parent-style-name="Standard">
      <style:text-properties officeooo:rsid="00033158" officeooo:paragraph-rsid="00033158"/>
    </style:style>
    <style:style style:name="P3" style:family="paragraph" style:parent-style-name="Standard">
      <style:text-properties officeooo:rsid="0006d163" officeooo:paragraph-rsid="0006d163"/>
    </style:style>
    <style:style style:name="P4" style:family="paragraph" style:parent-style-name="Standard">
      <style:text-properties officeooo:rsid="000a6fda" officeooo:paragraph-rsid="000b09b2"/>
    </style:style>
    <style:style style:name="T1" style:family="text">
      <style:text-properties officeooo:rsid="0008b2fc"/>
    </style:style>
    <style:style style:name="T2" style:family="text">
      <style:text-properties officeooo:rsid="000b0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ivatives of Gaussian, truncated gaussians</text:p>
      <text:p text:style-name="P1">(spatial derivative, derivative with respect to roughness)</text:p>
      <text:p text:style-name="P1"/>
      <text:p text:style-name="P1"/>
      <text:p text:style-name="P2">QMC (e.g. Halton), antithetic (Sh<text:span text:style-name="T1">uang</text:span> paper)</text:p>
      <text:p text:style-name="P2"/>
      <text:p text:style-name="P2"><text:a xlink:type="simple" xlink:href="https://cs.dartmouth.edu/~wjarosz/publications/subr14error.html" text:style-name="Internet_20_link" text:visited-style-name="Visited_20_Internet_20_Link">https://cs.dartmouth.edu/~wjarosz/publications/subr14error.html</text:a></text:p>
      <text:p text:style-name="P3">(includes antithetic sampling)</text:p>
      <text:p text:style-name="P3"/>
      <text:p text:style-name="P4"><text:a xlink:type="simple" xlink:href="https://www.pbr-book.org/3ed-2018/Sampling_and_Reconstruction" text:style-name="Internet_20_link" text:visited-style-name="Visited_20_Internet_20_Link">https://www.pbr-book.org/3ed-2018/Sampling_and_Reconstruction</text:a></text:p>
      <text:p text:style-name="P4"><text:span text:style-name="T2">(</text:span>book to learn about QMC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2:52:55.245000000</meta:creation-date>
    <dc:date>2021-06-29T13:29:15.538000000</dc:date>
    <meta:editing-duration>PT9M20S</meta:editing-duration>
    <meta:editing-cycles>8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7" meta:word-count="28" meta:character-count="325" meta:non-whitespace-character-count="304"/>
  </office:meta>
</office:document-meta>
</file>